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2903e4" officeooo:paragraph-rsid="002903e4"/>
    </style:style>
    <style:style style:name="P2" style:family="paragraph" style:parent-style-name="Standard">
      <style:text-properties officeooo:rsid="001b06cb" officeooo:paragraph-rsid="001b06cb"/>
    </style:style>
    <style:style style:name="P3" style:family="paragraph" style:parent-style-name="Standard">
      <style:text-properties fo:font-style="italic" officeooo:rsid="002903e4" officeooo:paragraph-rsid="002903e4" style:font-style-asian="italic" style:font-style-complex="italic"/>
    </style:style>
    <style:style style:name="P4" style:family="paragraph" style:parent-style-name="Standard">
      <style:text-properties officeooo:rsid="00231e07" officeooo:paragraph-rsid="00231e07"/>
    </style:style>
    <style:style style:name="P5" style:family="paragraph" style:parent-style-name="Standard">
      <style:text-properties officeooo:rsid="002903e4" officeooo:paragraph-rsid="002c7da3"/>
    </style:style>
    <style:style style:name="P6" style:family="paragraph" style:parent-style-name="Standard">
      <style:text-properties officeooo:rsid="002c184b" officeooo:paragraph-rsid="002c7da3"/>
    </style:style>
    <style:style style:name="P7" style:family="paragraph" style:parent-style-name="Standard">
      <style:text-properties officeooo:rsid="001b06cb" officeooo:paragraph-rsid="00274dcc"/>
    </style:style>
    <style:style style:name="T1" style:family="text">
      <style:text-properties officeooo:rsid="002903e4"/>
    </style:style>
    <style:style style:name="T2" style:family="text">
      <style:text-properties officeooo:rsid="00231e07"/>
    </style:style>
    <style:style style:name="T3" style:family="text">
      <style:text-properties officeooo:rsid="002abef6"/>
    </style:style>
    <style:style style:name="T4" style:family="text">
      <style:text-properties officeooo:rsid="002b9884"/>
    </style:style>
    <style:style style:name="T5" style:family="text">
      <style:text-properties officeooo:rsid="002c184b"/>
    </style:style>
    <style:style style:name="T6" style:family="text">
      <style:text-properties officeooo:rsid="002c7da3"/>
    </style:style>
    <style:style style:name="T7" style:family="text">
      <style:text-properties officeooo:rsid="001f31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ab <text:span text:style-name="T1">6</text:span> – <text:span text:style-name="T1">Secure Networks</text:span></text:h>
      <text:p text:style-name="P1">In this lab, you will want to connect to a network and do some investigation. <text:s/>You want to find out which services can be exploited so that you can secure them.</text:p>
      <text:p text:style-name="P2"/>
      <text:h text:style-name="Heading_20_2" text:outline-level="2">Part 1 –<text:span text:style-name="T2"> </text:span><text:span text:style-name="T1">Simple Network Management Protocol (SNMP)</text:span></text:h>
      <text:p text:style-name="P3">Locate tools on the Internet that you can use to try gathering information from SNMP enabled devices. <text:s/>You want to see if you can get information such as hostname from devices using the public community string "public" and if you can also use the private community string "private". <text:s/>You will want to target IoT devices, printers, access points, etc. because they are the most likely to have SNMP running by default. <text:s/>Document what you are able to connect to. <text:s/>Also, if you can connect using the "private" community string, see if you can change anything.</text:p>
      <text:p text:style-name="P1"/>
      <text:p text:style-name="P1"><text:tab/><text:span text:style-name="T3">I attempted to check my devices using snmpget/snmpwalk, however I was unable to connect to anything. “No response from [device]” was the typical response. Checking my home network with nmap, snmp was not shown on the report. However, I set up LibreNMS many months ago on a test computer which gathers data from my router, a switch, and a PC. It correctly identifies the brand and model number of both the router and switch. It thinks my PC is a “Generic Device” though. I suppose it is. I have not taken the time to learn more about using LibreNMS, so that is the only data available through SNMP to me.</text:span></text:p>
      <text:p text:style-name="P4"/>
      <text:h text:style-name="Heading_20_2" text:outline-level="2">Part 2 - File Sharing</text:h>
      <text:p text:style-name="P3">Scan your network and see which machines have file shares being made available to you. <text:s/>See if you can connect to the shares and see any of the files being shared. <text:s/>See if you can create an empty file in the shares. <text:s/>Document your findings. <text:s/>Share your thoughts.</text:p>
      <text:p text:style-name="P1"/>
      <text:p text:style-name="P1"><text:tab/><text:span text:style-name="T4">On scanning the network, only machines I’ve set up file sharing (Samba) on are available. This includes 2 separate specific folders on a separate computer: one for movies, the other for misc documents. I’m a little bummed I couldn’t access any other devices on my network, but the only other ones are the router in my room, our border router, my friend’s PC (which seems surprisingly hard to get info from), a printer, and some phones. Of course, since I already set up the server, creating and accessing files on my Samba server is easy and convenient. </text:span></text:p>
      <text:p text:style-name="P4"/>
      <text:h text:style-name="Heading_20_2" text:outline-level="2">Part <text:span text:style-name="T1">3</text:span> – <text:span text:style-name="T1">Firewall Settings</text:span></text:h>
      <text:p text:style-name="P3">Check the firewall for your machine. <text:s/>See what is allowed by default. <text:s/>Do you allow all IPv4 traffic be default? <text:s/>Do you allow IPv6 traffic by default? <text:s/>Do you allow AppleTalk or IPX? <text:s/>What ports are allowed? <text:s/>How can you allow or block a port? <text:s/>Write a paragraph describing your firewall settings. <text:s/>If you do not have a firewall, write about how you can configure it and how you think it should be configured.</text:p>
      <text:p text:style-name="P1"/>
      <text:p text:style-name="P5"><text:tab/><text:span text:style-name="T4">I’ve already edited the firewall settings on my PC so I don’t remember what was allowed by default. My current PC is running Fedora Linux which maybe defaults to blocking all incoming traffic? </text:span><text:span text:style-name="T5">At any rate, I had DHCPv6 and Samba client open in the firewall. I’m not sure why because I tested </text:span><text:soft-page-break/><text:span text:style-name="T5">closing those ports and still have proper access to the Samba server. Not sure about DHCPv6 yet. However, I can add/remove ports in the firewall with “firewall-cmd –add/</text:span><text:span text:style-name="T6">remove</text:span><text:span text:style-name="T5">-port=</text:span><text:span text:style-name="T6">[port-num]”. </text:span></text:p>
      <text:p text:style-name="P6"><text:tab/>I also have a PC (for gaming) running Windows, which I port scanned with this Fedora PC, and found that ports 135, 139, 445, 5357 are open. I have little idea what these services are and <text:span text:style-name="T6">could </text:span>do research on whether I want them open or not. </text:p>
      <text:p text:style-name="P7"/>
      <text:h text:style-name="Heading_20_2" text:outline-level="2">Part <text:span text:style-name="T1">4</text:span> – Submit your <text:span text:style-name="T7">lab</text:span></text:h>
      <text:p text:style-name="P2">Submit your completed <text:span text:style-name="T7">lab</text:span> to Moodle<text:span text:style-name="T7">.</text:span></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7T22:43:19.098000000</meta:creation-date>
    <dc:date>2025-11-08T17:09:12.170442211</dc:date>
    <meta:editing-duration>PT4H8M51S</meta:editing-duration>
    <meta:editing-cycles>10</meta:editing-cycles>
    <meta:generator>LibreOffice/25.8.2.2$Linux_X86_64 LibreOffice_project/580$Build-2</meta:generator>
    <meta:document-statistic meta:table-count="0" meta:image-count="0" meta:object-count="0" meta:page-count="2" meta:paragraph-count="14" meta:word-count="614" meta:character-count="3455" meta:non-whitespace-character-count="2827"/>
  </office:meta>
</office:document-meta>
</file>